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P17" style:parent-style-name="List4" style:family="paragraph">
      <style:paragraph-properties fo:line-height="100%"/>
    </style:style>
    <style:style style:name="P18" style:parent-style-name="List4" style:family="paragraph">
      <style:paragraph-properties fo:line-height="100%"/>
    </style:style>
    <style:style style:name="P19" style:parent-style-name="List4" style:family="paragraph">
      <style:paragraph-properties fo:line-height="100%"/>
    </style:style>
    <style:style style:name="P20" style:parent-style-name="List4" style:family="paragraph">
      <style:paragraph-properties fo:line-height="100%"/>
    </style:style>
    <style:style style:name="P21" style:parent-style-name="List4" style:family="paragraph">
      <style:paragraph-properties fo:line-height="100%"/>
    </style:style>
    <style:style style:name="P22" style:parent-style-name="List4" style:family="paragraph">
      <style:paragraph-properties fo:line-height="100%"/>
    </style:style>
    <style:style style:name="P23" style:parent-style-name="List4" style:family="paragraph">
      <style:paragraph-properties fo:line-height="100%"/>
    </style:style>
    <style:style style:name="P24" style:parent-style-name="List4" style:family="paragraph">
      <style:paragraph-properties fo:line-height="100%"/>
    </style:style>
    <style:style style:name="P25" style:parent-style-name="List4" style:family="paragraph">
      <style:paragraph-properties fo:line-height="100%"/>
    </style:style>
    <style:style style:name="P26" style:parent-style-name="List4" style:family="paragraph">
      <style:paragraph-properties fo:line-height="100%"/>
    </style:style>
    <style:style style:name="T27" style:parent-style-name="DefaultParagraphFont" style:family="text">
      <style:text-properties fo:font-style="italic" style:font-style-asian="italic" style:font-style-complex="italic"/>
    </style:style>
    <style:style style:name="P28" style:parent-style-name="Textbody" style:family="paragraph"/>
    <style:style style:name="P29" style:parent-style-name="Textbody" style:family="paragraph"/>
    <style:style style:name="T30" style:parent-style-name="DefaultParagraphFont" style:family="text">
      <style:text-properties fo:font-style="italic" style:font-style-asian="italic" style:font-style-complex="italic"/>
    </style:style>
    <style:style style:name="P31" style:parent-style-name="Textbody" style:family="paragraph"/>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DBI3cli</text:p>
      <text:p text:style-name="Subtitle">DBI3 Log Download and KML Converter</text:p>
      <text:h text:style-name="Heading1" text:outline-level="1">Overview</text:h>
      <text:p text:style-name="Textbody">This application, written in Python (2/3), runs on Windows 10, Linux, and should run on MacOS.</text:p>
      <text:p text:style-name="Textbody">With the DBI3 plugged into a USB<text:s/>port, the application can download and/or delete LOG files located on the DBI3. <text:s/>When downloaded to the Computer, the log files are stored in a subdirectory based on the DBI3 serial number (e.g. DBI3logs/SN12345) to keep files separated in case you download from more than one DBI3. <text:s/>After downloading, the files can be immediately converted to KML format for display by Google Earth.</text:p>
      <text:p text:style-name="Textbody">When the DBI3 is not plugged into a USB port, this application can use the previously downloaded LOG files and convert/re-convert them to KML.</text:p>
      <text:p text:style-name="Textbody">DBI3cli<text:s/>has the ability to<text:s/><text:span text:style-name="T6">tweak</text:span><text:s/>the KML output of the individual LOG files,<text:s/>trimming extraneous records from the beginning or end,<text:s/>altering the additional data fields included<text:s/>in the KML<text:s/>or shifting the<text:s/>pressure<text:s/>altitude if the altimeter setting was incorrect during the flight.</text:p>
      <text:h text:style-name="Heading1" text:outline-level="1">First Time Startup</text:h>
      <text:p text:style-name="Textbody">The first time DBI3cli is started in interactive mode, it will prompt to confirm some configuration settings that will then be stored for future executions.</text:p>
      <text:p text:style-name="Textbody">The most import setting is the location to store LOG and KML files. <text:s/>The default should be reasonable for most users, but you may want to change to a cloud backed up directory such as Dropbox to protect and share the logs.</text:p>
      <text:h text:style-name="Heading1" text:outline-level="1">Configuration</text:h>
      <text:p text:style-name="Textbody">Many options can be set for the application and will be persisted in a config file (<text:span text:style-name="T7">{HOME}/.DBI3config</text:span><text:s/>where {HOME} is the users home directory as defined by the OS). <text:s/>An important configuration item is the path to store<text:s/>the<text:s/>DBI3 Log and KML files. <text:s/>The first time the application starts it will offer or default to use<text:s/><text:span text:style-name="T8">{HOME}/Documents/DBI3logs</text:span><text:s/>and<text:s/><text:span text:style-name="T9">{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text:s/>Log, overriding the application defaults.</text:p>
      <text:h text:style-name="Heading2" text:outline-level="2">Application config options<text:s/>(in Main-&gt;config menu):</text:h>
      <text:p text:style-name="List2">log_path – Directory path to store DBI3 Log files. <text:s/>The files will be in a serial number specific subdirectory under this path. (default<text:s/><text:span text:style-name="T10">{HOME}/Documents/DBI3logs</text:span>)</text:p>
      <text:p text:style-name="List2">kml_path – Directory<text:s/>path to store DBI3 KML output files. (default<text:s/><text:span text:style-name="T11">{HOME}/Documents/DBI3logs/kml</text:span>)</text:p>
      <text:p text:style-name="List2">com_port – USB comm port, the name is an OS specific format, config edit will attempt to help. (default<text:s/><text:span text:style-name="T12">None</text:span><text:s/>= attempt to automatically locate)</text:p>
      <text:p text:style-name="List2">filter_age_limit – Filter the Log/KML list display to files that are less than filter_age_limit days old.</text:p>
      <text:p text:style-name="List2">filter_new – Filter the Log/KML list display to files that are new (newer any any Log/KML currently on the PC)</text:p>
      <text:p text:style-name="List2">filter_invalid – Filter the Log list display to files that are valid for KML conversion (i.e. it has GPS data records)</text:p>
      <text:p text:style-name="List2">altitudemode – Google Earth altitude mode for track display. <text:s/><text:span text:style-name="T13">clampToGround</text:span><text:s/>draws the track on the surface. <text:s/><text:span text:style-name="T14">absolute</text:span><text:s/>use the Log record altitude and will display the track above (or below!) ground. <text:s/><text:span text:style-name="T15">relativeToG</text:span><text:span text:style-name="T16">round</text:span><text:s/>assumes the 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text:s/>The additional DBI3 log data (temperatures, speed, …) can be included as additional data in the KML file, <text:s/>This controls english vs. metric value conversion for the additional data. <text:s/>Google Earth controls the conversion of track point altitudes.</text:p>
      <text:p text:style-name="List2">kml_fields – Controls the actual additional data fields that will be included in the KML. <text:s/>Consists of a comma separated list of the following:</text:p>
      <text:p text:style-name="P17">ALL<text:tab/>– Selects all of the following fields</text:p>
      <text:p text:style-name="P18">ROC<text:tab/>– Rate of Climb</text:p>
      <text:p text:style-name="P19">TOPT<text:tab/>– Top Temperature</text:p>
      <text:p text:style-name="P20">AMBT<text:tab/>– Ambient Temperature</text:p>
      <text:p text:style-name="P21">DIFF<text:tab/>– Computed difference from ambient to top temperature</text:p>
      <text:p text:style-name="P22">SOG<text:tab/>– Speed over Ground</text:p>
      <text:p text:style-name="P23">COG<text:tab/>– Course over Ground</text:p>
      <text:p text:style-name="P24">BATM<text:tab/>– DBI3 Battery voltage</text:p>
      <text:p text:style-name="P25">BRDT<text:tab/>– DBI3 internal board temperatures</text:p>
      <text:p text:style-name="P26"/>
      <text:p text:style-name="List2">verbose – Turns on verbose DEBUG output during execution for development testing.</text:p>
      <text:h text:style-name="Heading1" text:outline-level="1">KML edit (<text:span text:style-name="T27">tweak</text:span>) options<text:s/>(in Main-&gt;kml-&gt;edit menu):</text:h>
      <text:p text:style-name="List2">trim_start_time - Ignore DBI3 data until YYYYMMDDhhmmss (trim the beginning of the Log)</text:p>
      <text:p text:style-name="List2">trim_end_time - Ignore DBI3 data after YYYYMMDDhhmmss (trim the end of the Log)</text:p>
      <text:p text:style-name="List2">altitude_offset - floating point offset to the DBI3<text:s/>reported altitude (adjust for incorrect altimeter setting)</text:p>
      <text:p text:style-name="List2">altitudemode - See Application config options.</text:p>
      <text:p text:style-name="List2">extend_to_ground - See Application config options.</text:p>
      <text:p text:style-name="List2">kml_use_metric - See Application config options.</text:p>
      <text:p text:style-name="List2">kml_fields – See Application config options.</text:p>
      <text:h text:style-name="Heading1" text:outline-level="1">Modes<text:s/>of Operation</text:h>
      <text:p text:style-name="Textbody">The application has three modes of operation:</text:p>
      <text:list text:style-name="LFO1" text:continue-numbering="true">
        <text:list-item>
          <text:p text:style-name="P28">When started without command line options it will present interactive menus to prompt for command and control operations.</text:p>
        </text:list-item>
        <text:list-item>
          <text:p text:style-name="P29">When started with –<text:span text:style-name="T30">sync</text:span><text:s/>it will attempt to automatically connect to the DBI3, download all new files (newer than any log file currently in the Log path), and convert them to KML.</text:p>
        </text:list-item>
        <text:list-item>
          <text:p text:style-name="P31">When started with<text:s/><text:span text:style-name="T32">–file FILE</text:span><text:s/>it will convert the single Log<text:s/><text:span text:style-name="T33">FILE</text:span><text:s/>into KML, saving it in the same directory as<text:s/><text:span text:style-name="T34">FILE.</text:span></text:p>
        </text:list-item>
      </text:list>
      <text:p text:style-name="Textbody">On Windows 10, using File Explorer to find and Open (or double click) on DBI3cli.exe will open a command window and start DBI3cli in interactive mode.</text:p>
      <text:h text:style-name="Heading1" text:outline-level="1">Interactive Mode<text:s/>Menu Tree</text:h>
      <text:p text:style-name="PreformattedText">Main – prompt = (DBI3)</text:p>
      <text:p text:style-name="PreformattedText"><text:s text:c="2"/>config – edit application config settings</text:p>
      <text:p text:style-name="PreformattedText"><text:s text:c="2"/>exit – exit program</text:p>
      <text:p text:style-name="PreformattedText"><text:s text:c="2"/>filter – set the<text:s/><text:span text:style-name="T35">list</text:span><text:s/>display filter options</text:p>
      <text:p text:style-name="PreformattedText"><text:s text:c="2"/>logs – prompt = (DBI3:Logs:SN12345)</text:p>
      <text:p text:style-name="PreformattedText"><text:s text:c="4"/>exit – exit to main menu</text:p>
      <text:p text:style-name="PreformattedText"><text:s text:c="4"/>list – display the current DBI3 Log list and selection status</text:p>
      <text:p text:style-name="PreformattedText"><text:s text:c="4"/>select –<text:s/>select lines from the<text:s/><text:span text:style-name="T36">list</text:span><text:s/>for later download/conversion</text:p>
      <text:p text:style-name="PreformattedText"><text:s text:c="4"/>convert – download 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 prompt = (DBI3:KML:SN12345)</text:p>
      <text:p text:style-name="PreformattedText"><text:s text:c="2"/><text:s text:c="2"/>list – display the current Log list and selection status</text:p>
      <text:p text:style-name="PreformattedText"><text:s text:c="4"/>edit N – edit the<text:s/><text:span text:style-name="T37">tweak</text:span><text:s/>settings for the given list line</text:p>
      <text:p text:style-name="PreformattedText"><text:s text:c="4"/>exit – exit to Main menu</text:p>
      <text:p text:style-name="PreformattedText"><text:s text:c="4"/>select – select lines from the<text:s/><text:span text:style-name="T38">list</text:span><text:s/>for later operation</text:p>
      <text:p text:style-name="PreformattedText"><text:s text:c="4"/>convert – convert all currently selected list items to KML</text:p>
      <text:p text:style-name="PreformattedText"><text:s text:c="4"/>refresh – refresh the current list</text:p>
      <text:p text:style-name="PreformattedText"><text:s text:c="2"/>version – display the current DBI3cli software version</text:p>
      <text:p text:style-name="Textbody"/>
      <text:p text:style-name="Textbody">Main has the options to set and alter the application configuration and listing filters.</text:p>
      <text:p text:style-name="Textbody">Logs has the options to download, convert, and delete<text:s/>LOG files on the DBI3.</text:p>
      <text:p text:style-name="Textbody">KML has the options to tweak conversion options and convert/re-convert Log files to KML.</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4625in"/>
          <style:tab-stop style:type="right" style:position="6.925in"/>
        </style:tab-stops>
      </style:paragraph-properties>
    </style:style>
    <number:date-style style:name="N3" number:language="en" number:country="US">
      <number:year number:style="long" number:calendar="gregorian"/>
      <number:text>-</number:text>
      <number:month number:style="long" number:calendar="gregorian"/>
      <number:text>-</number:text>
      <number:day number:style="long" number:calendar="gregorian"/>
      <number:text> </number:text>
      <number:hours/>
      <number:text>:</number:text>
      <number:minutes number:style="long"/>
      <number:text>:</number:text>
      <number:seconds number:style="long"/>
      <number:text> </number:text>
      <number:am-pm/>
    </number:dat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text:date style:data-style-name="N3">2020-05-22 9:21:03 AM</text:date><text:tab/>www.Aerostation.org<text:tab/>Page<text:s/><text:span text:style-name="T4"><text:page-number style:num-format="1" text:fixed="false">3</text:page-number></text:span><text:s/>of<text:s/><text:span text:style-name="T5"><text:page-count style:num-forma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5-22T14:00:00Z</dc:date>
    <meta:print-date>2020-05-20T20:28:00Z</meta:print-date>
    <meta:template xlink:href="Normal.dotm" xlink:type="simple"/>
    <meta:editing-cycles>19</meta:editing-cycles>
    <meta:editing-duration>PT580920S</meta:editing-duration>
    <meta:document-statistic meta:page-count="1" meta:paragraph-count="13" meta:word-count="986" meta:character-count="6596" meta:row-count="46" meta:non-whitespace-character-count="5623"/>
  </office:meta>
</office:document-meta>
</file>